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MERSENNE</text:p>
          </table:table-cell>
          <table:table-cell table:style-name="ce1" office:value-type="string" calcext:value-type="string">
            <text:p>DIVIDENDO</text:p>
          </table:table-cell>
          <table:table-cell table:style-name="ce1" office:value-type="string" calcext:value-type="string">
            <text:p>DIVISOR</text:p>
          </table:table-cell>
          <table:table-cell table:style-name="ce1" office:value-type="string" calcext:value-type="string">
            <text:p>QUOCIENTE</text:p>
          </table:table-cell>
          <table:table-cell table:style-name="ce1" office:value-type="string" calcext:value-type="string">
            <text:p>RESTO</text:p>
          </table:table-cell>
          <table:table-cell table:style-name="ce1" office:value-type="string" calcext:value-type="string">
            <text:p>PRODUTO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^[.A2]-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^[.A3]-1" office:value-type="float" office:value="7" calcext:value-type="float">
            <text:p>7</text:p>
          </table:table-cell>
          <table:table-cell table:formula="of:=2^[.A2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]" office:value-type="float" office:value="3" calcext:value-type="float">
            <text:p>3</text:p>
          </table:table-cell>
          <table:table-cell table:formula="of:=([.C3]*[.D3])+[.E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^[.A4]-1" office:value-type="float" office:value="31" calcext:value-type="float">
            <text:p>31</text:p>
          </table:table-cell>
          <table:table-cell table:formula="of:=2^[.A3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B3]" office:value-type="float" office:value="7" calcext:value-type="float">
            <text:p>7</text:p>
          </table:table-cell>
          <table:table-cell table:formula="of:=([.C4]*[.D4])+[.E4]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^[.A5]-1" office:value-type="float" office:value="127" calcext:value-type="float">
            <text:p>127</text:p>
          </table:table-cell>
          <table:table-cell table:formula="of:=2^[.A4]" office:value-type="float" office:value="32" calcext:value-type="float">
            <text:p>32</text:p>
          </table:table-cell>
          <table:table-cell table:formula="of:=3^1" office:value-type="float" office:value="3" calcext:value-type="float">
            <text:p>3</text:p>
          </table:table-cell>
          <table:table-cell table:formula="of:=[.B4]" office:value-type="float" office:value="31" calcext:value-type="float">
            <text:p>31</text:p>
          </table:table-cell>
          <table:table-cell table:formula="of:=([.C5]*[.D5])+[.E5]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^[.A6]-1" office:value-type="float" office:value="8191" calcext:value-type="float">
            <text:p>8191</text:p>
          </table:table-cell>
          <table:table-cell table:formula="of:=2^[.A5]" office:value-type="float" office:value="128" calcext:value-type="float">
            <text:p>128</text:p>
          </table:table-cell>
          <table:table-cell table:formula="of:=3*21" office:value-type="float" office:value="63" calcext:value-type="float">
            <text:p>63</text:p>
          </table:table-cell>
          <table:table-cell table:formula="of:=[.B5]" office:value-type="float" office:value="127" calcext:value-type="float">
            <text:p>127</text:p>
          </table:table-cell>
          <table:table-cell table:formula="of:=([.C6]*[.D6])+[.E6]" office:value-type="float" office:value="8191" calcext:value-type="float">
            <text:p>819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2^[.A7]-1" office:value-type="float" office:value="131071" calcext:value-type="float">
            <text:p>131071</text:p>
          </table:table-cell>
          <table:table-cell table:formula="of:=2^[.A6]" office:value-type="float" office:value="8192" calcext:value-type="float">
            <text:p>8192</text:p>
          </table:table-cell>
          <table:table-cell table:formula="of:=3*5" office:value-type="float" office:value="15" calcext:value-type="float">
            <text:p>15</text:p>
          </table:table-cell>
          <table:table-cell table:formula="of:=[.B6]" office:value-type="float" office:value="8191" calcext:value-type="float">
            <text:p>8191</text:p>
          </table:table-cell>
          <table:table-cell table:formula="of:=([.C7]*[.D7])+[.E7]" office:value-type="float" office:value="131071" calcext:value-type="float">
            <text:p>13107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2^[.A8]-1" office:value-type="float" office:value="524287" calcext:value-type="float">
            <text:p>524287</text:p>
          </table:table-cell>
          <table:table-cell table:formula="of:=2^[.A7]" office:value-type="float" office:value="131072" calcext:value-type="float">
            <text:p>131072</text:p>
          </table:table-cell>
          <table:table-cell office:value-type="float" office:value="3" calcext:value-type="float">
            <text:p>3</text:p>
          </table:table-cell>
          <table:table-cell table:formula="of:=[.B7]" office:value-type="float" office:value="131071" calcext:value-type="float">
            <text:p>131071</text:p>
          </table:table-cell>
          <table:table-cell table:formula="of:=([.C8]*[.D8])+[.E8]" office:value-type="float" office:value="524287" calcext:value-type="float">
            <text:p>52428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2^[.A9]-1" office:value-type="float" office:value="2147483647" calcext:value-type="float">
            <text:p>2147483647</text:p>
          </table:table-cell>
          <table:table-cell table:formula="of:=2^[.A8]" office:value-type="float" office:value="524288" calcext:value-type="float">
            <text:p>524288</text:p>
          </table:table-cell>
          <table:table-cell table:formula="of:=3*1365" office:value-type="float" office:value="4095" calcext:value-type="float">
            <text:p>4095</text:p>
          </table:table-cell>
          <table:table-cell table:formula="of:=[.B8]" office:value-type="float" office:value="524287" calcext:value-type="float">
            <text:p>524287</text:p>
          </table:table-cell>
          <table:table-cell table:formula="of:=([.C9]*[.D9])+[.E9]" office:value-type="float" office:value="2147483647" calcext:value-type="float">
            <text:p>21474836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9:33:06.424639189</meta:creation-date>
    <dc:date>2016-06-01T21:33:31.914844963</dc:date>
    <meta:editing-duration>PT28M34S</meta:editing-duration>
    <meta:editing-cycles>1</meta:editing-cycles>
    <meta:document-statistic meta:table-count="1" meta:cell-count="50" meta:object-count="0"/>
    <meta:generator>LibreOffice/5.0.5.2$Linux_X86_64 LibreOffice_project/00m0$Build-2</meta:generator>
  </office:meta>
</office:document-meta>
</file>